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pitch="variable"/>
    <style:font-face style:name="Arial Unicode MS" svg:font-family="'Arial Unicode MS'" style:font-pitch="variable"/>
    <style:font-face style:name="Tahoma" svg:font-family="Tahoma, Lucidasans, 'Lucida Sans', 'Arial Unicode MS'" style:font-pitch="variable"/>
    <style:font-face style:name="New Century Schoolbook" svg:font-family="'New Century Schoolbook'" style:font-family-generic="roman" style:font-pitch="variable"/>
    <style:font-face style:name="Thorndale" svg:font-family="Thorndale, 'Times New Roman', 'Bitstream Vera Serif', Times, 'Lucida Serif', 'Lucida Bright', Timmons, 'New York', Serif" style:font-family-generic="roman" style:font-pitch="variable"/>
  </office:font-face-decls>
  <office:automatic-styles>
    <style:style style:name="P1" style:family="paragraph" style:parent-style-name="Standard">
      <style:paragraph-properties fo:text-align="center" style:justify-single-word="false"/>
      <style:text-properties style:font-name="New Century Schoolbook"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New Century Schoolbook"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New Century Schoolbook"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New Century Schoolbook"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style:font-name="New Century Schoolbook" fo:font-size="12pt" fo:language="fr" fo:country="FR" fo:font-style="italic" fo:font-weight="normal" officeooo:paragraph-rsid="00037fc5"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New Century Schoolbook" fo:font-size="12pt" fo:language="fr" fo:country="FR" fo:font-style="italic" style:text-underline-style="solid" style:text-underline-width="auto" style:text-underline-color="font-color" fo:font-weight="bold" officeooo:paragraph-rsid="00037fc5"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text-properties style:font-name="New Century Schoolbook" fo:font-size="12pt" fo:language="fr" fo:country="FR" fo:font-style="italic" fo:font-weight="bold" officeooo:paragraph-rsid="00037fc5" style:font-size-asian="12pt" style:font-style-asian="italic" style:font-weight-asian="bold" style:font-size-complex="12pt" style:font-style-complex="italic" style:font-weight-complex="bold"/>
    </style:style>
    <style:style style:name="P8" style:family="paragraph" style:parent-style-name="Standard_7e_LT_7e_Titel">
      <style:paragraph-properties fo:text-align="center" style:justify-single-word="false"/>
      <style:text-properties style:font-name="New Century Schoolbook" fo:font-size="12pt" fo:font-weight="bold" style:font-size-asian="12pt" style:font-weight-asian="bold" style:font-size-complex="12pt" style:font-weight-complex="bold"/>
    </style:style>
    <style:style style:name="P9" style:family="paragraph" style:parent-style-name="Standard" style:list-style-name="L1">
      <style:paragraph-properties fo:text-align="justify" style:justify-single-word="false"/>
      <style:text-properties officeooo:paragraph-rsid="00037fc5"/>
    </style:style>
    <style:style style:name="P10" style:family="paragraph" style:parent-style-name="Standard" style:list-style-name="L2">
      <style:paragraph-properties fo:text-align="justify" style:justify-single-word="false"/>
      <style:text-properties officeooo:paragraph-rsid="00037fc5"/>
    </style:style>
    <style:style style:name="P11" style:family="paragraph" style:parent-style-name="Standard">
      <style:paragraph-properties fo:text-align="justify" style:justify-single-word="false"/>
      <style:text-properties style:font-name="New Century Schoolbook"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New Century Schoolbook" fo:font-size="12pt" fo:font-weight="normal" officeooo:paragraph-rsid="00118b3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New Century Schoolbook" fo:font-size="12pt" fo:font-weight="normal" officeooo:rsid="0009bd1c" officeooo:paragraph-rsid="0009bd1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New Century Schoolbook"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New Century Schoolbook"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2a6099" loext:opacity="100%" style:font-name="New Century Schoolbook" fo:font-size="12pt" fo:font-weight="normal" officeooo:rsid="001158b4" officeooo:paragraph-rsid="001158b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2a6099" loext:opacity="100%" style:font-name="New Century Schoolbook" fo:font-size="12pt" fo:font-weight="normal" officeooo:rsid="00118b35" officeooo:paragraph-rsid="00118b35"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2a6099" loext:opacity="100%" style:font-name="New Century Schoolbook" fo:font-size="12pt"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2a6099" loext:opacity="100%" style:font-name="New Century Schoolbook" fo:font-size="12pt" fo:font-weight="normal" officeooo:rsid="0011cb4b" officeooo:paragraph-rsid="0011cb4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2a6099" loext:opacity="100%" style:font-name="New Century Schoolbook" fo:font-size="12pt" fo:font-weight="normal" officeooo:rsid="001259c6" officeooo:paragraph-rsid="001259c6"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2a6099" loext:opacity="100%" style:font-name="New Century Schoolbook" fo:font-size="12pt" fo:font-weight="normal" officeooo:rsid="0012de35" officeooo:paragraph-rsid="0012de3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2a6099" loext:opacity="100%" style:font-name="New Century Schoolbook" fo:font-size="12pt" fo:font-weight="normal" officeooo:rsid="0012de35" officeooo:paragraph-rsid="0012de35"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2a6099" loext:opacity="100%" style:font-name="New Century Schoolbook" fo:font-size="12pt" fo:font-weight="normal" officeooo:rsid="0013e18b" officeooo:paragraph-rsid="0013e18b"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2a6099" loext:opacity="100%" style:font-name="New Century Schoolbook" fo:font-size="12pt" fo:font-weight="normal" officeooo:rsid="0014e82c" officeooo:paragraph-rsid="0014e82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2a6099" loext:opacity="100%" style:font-name="New Century Schoolbook" fo:font-size="12pt" fo:font-weight="normal" officeooo:rsid="00168226" officeooo:paragraph-rsid="0016822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2a6099" loext:opacity="100%" style:font-name="New Century Schoolbook" fo:font-size="12pt" fo:font-weight="normal" officeooo:rsid="00182731" officeooo:paragraph-rsid="0018273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2a6099" loext:opacity="100%" style:font-name="New Century Schoolbook" fo:font-size="12pt" fo:font-weight="normal" officeooo:rsid="00194bb1" officeooo:paragraph-rsid="00194bb1"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2a6099" loext:opacity="100%" style:font-name="New Century Schoolbook" fo:font-size="12pt" fo:font-weight="normal" officeooo:rsid="001b0256" officeooo:paragraph-rsid="001b0256"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2a6099" loext:opacity="100%" style:font-name="New Century Schoolbook" fo:font-size="12pt" fo:font-style="normal" fo:font-weight="normal" officeooo:rsid="001259c6" officeooo:paragraph-rsid="001259c6"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color="#2a6099" loext:opacity="100%" style:font-name="New Century Schoolbook" fo:font-size="12pt" fo:font-weight="bold" officeooo:rsid="0014e82c" officeooo:paragraph-rsid="0014e82c"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33718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540ad" style:font-weight-asian="normal" style:font-weight-complex="normal"/>
    </style:style>
    <style:style style:name="T5" style:family="text">
      <style:text-properties fo:font-weight="normal" officeooo:rsid="003542f4" style:font-weight-asian="normal" style:font-weight-complex="normal"/>
    </style:style>
    <style:style style:name="T6" style:family="text">
      <style:text-properties fo:font-weight="normal" officeooo:rsid="0033718f"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officeooo:rsid="0033718f"/>
    </style:style>
    <style:style style:name="T10" style:family="text">
      <style:text-properties style:font-name="New Century Schoolbook" fo:font-size="12pt" fo:language="fr" fo:country="FR"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New Century Schoolbook" fo:font-size="12pt" fo:language="fr" fo:country="FR" fo:font-style="italic" fo:font-weight="normal" officeooo:rsid="00351c63" style:font-size-asian="12pt" style:font-style-asian="italic" style:font-weight-asian="normal" style:font-size-complex="12pt" style:font-style-complex="italic" style:font-weight-complex="normal"/>
    </style:style>
    <style:style style:name="T12" style:family="text">
      <style:text-properties style:font-name="New Century Schoolbook" fo:font-size="12pt" fo:language="fr" fo:country="FR" fo:font-style="italic" fo:font-weight="normal" officeooo:rsid="0033718f" style:font-size-asian="12pt" style:font-style-asian="italic" style:font-weight-asian="normal" style:font-size-complex="12pt" style:font-style-complex="italic" style:font-weight-complex="normal"/>
    </style:style>
    <style:style style:name="T13" style:family="text">
      <style:text-properties style:font-name="New Century Schoolbook" fo:font-size="12pt" fo:language="fr" fo:country="FR" fo:font-style="italic" fo:font-weight="bold" style:font-size-asian="12pt" style:font-style-asian="italic" style:font-weight-asian="bold" style:font-size-complex="12pt" style:font-style-complex="italic" style:font-weight-complex="bold"/>
    </style:style>
    <style:style style:name="T14" style:family="text">
      <style:text-properties style:font-name="New Century Schoolbook" fo:font-size="12pt" fo:language="fr" fo:country="FR" fo:font-style="italic" fo:font-weight="bold" officeooo:rsid="0033718f" style:font-size-asian="12pt" style:font-style-asian="italic" style:font-weight-asian="bold" style:font-size-complex="12pt" style:font-style-complex="italic" style:font-weight-complex="bold"/>
    </style:style>
    <style:style style:name="T15" style:family="text">
      <style:text-properties officeooo:rsid="002834cc"/>
    </style:style>
    <style:style style:name="T16" style:family="text">
      <style:text-properties officeooo:rsid="00054ec3"/>
    </style:style>
    <style:style style:name="T17" style:family="text">
      <style:text-properties officeooo:rsid="0005c32d"/>
    </style:style>
    <style:style style:name="T18" style:family="text">
      <style:text-properties officeooo:rsid="0006f1fa"/>
    </style:style>
    <style:style style:name="T19" style:family="text">
      <style:text-properties officeooo:rsid="0008eeb9"/>
    </style:style>
    <style:style style:name="T20" style:family="text">
      <style:text-properties officeooo:rsid="000ac197"/>
    </style:style>
    <style:style style:name="T21" style:family="text">
      <style:text-properties officeooo:rsid="000c978e"/>
    </style:style>
    <style:style style:name="T22" style:family="text">
      <style:text-properties officeooo:rsid="000fec15"/>
    </style:style>
    <style:style style:name="T23" style:family="text">
      <style:text-properties officeooo:rsid="001103e2"/>
    </style:style>
    <style:style style:name="T24" style:family="text">
      <style:text-properties officeooo:rsid="0011cb4b"/>
    </style:style>
    <style:style style:name="T25" style:family="text">
      <style:text-properties officeooo:rsid="00182731"/>
    </style:style>
    <style:style style:name="T26" style:family="text">
      <style:text-properties officeooo:rsid="001b02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ystème-1</text:p>
      <text:p text:style-name="P1"/>
      <text:p text:style-name="P1">TP n°3 – Système de fichiers</text:p>
      <text:p text:style-name="P1"/>
      <text:p text:style-name="P1">R&amp;T 1ère année</text:p>
      <text:p text:style-name="P2"/>
      <text:p text:style-name="P6">Consignes</text:p>
      <text:p text:style-name="P7"/>
      <text:p text:style-name="P7">1. <text:span text:style-name="T3">Pour le</text:span><text:span text:style-name="T5">s</text:span><text:span text:style-name="T3"> compte</text:span><text:span text:style-name="T5">s</text:span><text:span text:style-name="T3"> rendu</text:span><text:span text:style-name="T5">s</text:span><text:span text:style-name="T6"> de TP</text:span><text:span text:style-name="T3">, </text:span><text:span text:style-name="T6">vous devez </text:span><text:span text:style-name="T3">compléter sous LibreOffice le fichier </text:span><text:span text:style-name="T6">récupéré</text:span><text:span text:style-name="T3"> sur </text:span><text:span text:style-name="T4">la plate-forme pédagogique</text:span></text:p>
      <text:list xml:id="list771393298" text:style-name="L1">
        <text:list-item>
          <text:p text:style-name="P9"><text:span text:style-name="T10">Pour chaque question, </text:span><text:span text:style-name="T13">donner les commandes tapées et le résultat obtenu</text:span><text:span text:style-name="T14"> (sauf s'il est très long)</text:span></text:p>
        </text:list-item>
      </text:list>
      <text:p text:style-name="P5"><text:span text:style-name="T1">2. </text:span><text:span text:style-name="T9">Durant la</text:span> séance, <text:span text:style-name="T9">vous devez </text:span><text:span text:style-name="T1">présenter </text:span><text:span text:style-name="T2">régulièrement </text:span><text:span text:style-name="T1">votre travail à l'enseignant</text:span> <text:span text:style-name="T15">(de préférence </text:span>à la fin de chaque partie<text:span text:style-name="T15">)</text:span></text:p>
      <text:list xml:id="list2610105972" text:style-name="L2">
        <text:list-item>
          <text:p text:style-name="P10"><text:span text:style-name="T11">N</text:span><text:span text:style-name="T12">'hésitez pas à poser des questions ou à demander de l'aide si besoin</text:span></text:p>
        </text:list-item>
      </text:list>
      <text:p text:style-name="P5"><text:span text:style-name="T2">3. </text:span><text:span text:style-name="T9">En fin de séance, vous devez </text:span><text:span text:style-name="T2">déposer sur la plate-forme votre compte rendu complété</text:span><text:span text:style-name="T9">. Si vous n'avez pas terminé, vous pouvez le continuer en autonomie et déposer une 2ème version avant la séance suivante</text:span></text:p>
      <text:p text:style-name="P4"/>
      <text:p text:style-name="P2"/>
      <text:p text:style-name="P2">1. Droits sur les fichiers</text:p>
      <text:p text:style-name="P3"/>
      <text:p text:style-name="P3">1. Créer un répertoire TP3 dans <text:span text:style-name="T18">le répertoire TP_Systeme1 créé au TP1</text:span>.</text:p>
      <text:p text:style-name="P3">Quels sont les droits affectés par défaut à ce <text:span text:style-name="T18">nouveau </text:span>répertoire ? Expliquer.<text:span text:style-name="T18"> </text:span>Pourquoi a-t-on ces valeurs-là ?</text:p>
      <text:p text:style-name="P3"/>
      <text:p text:style-name="P16">$mkdir TP_Systeme1/TP3</text:p>
      <text:p text:style-name="P17">$ls -l TP_Systeme1</text:p>
      <text:p text:style-name="P17">drwxr-xr-x 2 joperrone utilisateurs du domaine 4096 20 oct. <text:s/>09:32 TP3</text:p>
      <text:p text:style-name="P17">donc le fichier a comme droit 0755, c’est-à-dire <text:span text:style-name="T24">que le propriétaire à tout les droits et les groupe et autres utilisateurs ne peuvent que lire et executer</text:span></text:p>
      <text:p text:style-name="P17">On a ces valeurs là parce que le mask de création de fichier à été régler sur 0022 </text:p>
      <text:p text:style-name="P3"/>
      <text:p text:style-name="P3">2. Stocker le fichier TP3.odt, récupéré sur la plateforme, dans <text:span text:style-name="T19">c</text:span>e répertoire TP3.</text:p>
      <text:p text:style-name="P3">Quels sont les droits sur ce fichier ? Expliquer.</text:p>
      <text:p text:style-name="P3">Pourquoi a-t-on ces valeurs-là ?</text:p>
      <text:p text:style-name="P3"/>
      <text:p text:style-name="P17">$mv Téléchargements/TP3.odt TP_Systeme1/REP3</text:p>
      <text:p text:style-name="P17">$ls -l TP_Systeme1/REP3</text:p>
      <text:p text:style-name="P17">-rw-r--r-- 1 joperrone utilisateurs du domaine 20849 20 oct. <text:s/>09:31 TP3.odt</text:p>
      <text:p text:style-name="P17">donc le fichier TP3.odt a des droits du type 0<text:span text:style-name="T24">644 c’est à dire que le propriétaire peut lire et ecrire sur le fichier tandis que les groupe et autre utilisateurs ne peuvent que le lire</text:span></text:p>
      <text:p text:style-name="P19">On a ces valeurs là car le masque de commande à été réglé à 0022</text:p>
      <text:p text:style-name="P12"/>
      <text:p text:style-name="P3">3. Créer dans le répertoire TP3 un fichier <text:span text:style-name="T17">texte appelé </text:span>Test_droits.</text:p>
      <text:p text:style-name="P3">Quels sont les droits par défaut <text:span text:style-name="T17">sur ce fichier </text:span>?</text:p>
      <text:p text:style-name="P3">Ajouter les droits en exécution pour le propriétaire (donner deux <text:span text:style-name="T16">écritures</text:span> possibles).</text:p>
      <text:p text:style-name="P3"/>
      <text:p text:style-name="P19">$touch TP_Systeme1/TP3/Test_droits</text:p>
      <text:p text:style-name="P19">$ls- l TP_Systeme1/TP3</text:p>
      <text:p text:style-name="P18">-rw-r--r-- 1 joperrone utilisateurs du domaine 0 20 oct. <text:s/>09:53 Test_droits</text:p>
      <text:p text:style-name="P19">donc Test_droits a comme droits 0644 </text:p>
      <text:p text:style-name="P20"><text:soft-page-break/>$chmod u+x TP_Systeme1/TP3/Test_droits OU $chmod 0744 TP_Systeme1/TP3/Test_droits </text:p>
      <text:p text:style-name="P3"/>
      <text:p text:style-name="P3">4. Mettre dans Test_droits les deux lignes suivantes :</text:p>
      <text:p text:style-name="P4"/>
      <text:p text:style-name="P4">#!/bin/bash</text:p>
      <text:p text:style-name="P4">echo Script : Test des droits !</text:p>
      <text:p text:style-name="P3"/>
      <text:p text:style-name="P3">Exécuter Test_droits à l'aide de la commande<text:span text:style-name="T8"> </text:span><text:span text:style-name="T7">./Test_droits</text:span></text:p>
      <text:p text:style-name="P14">Quel est le résultat de cette commande ? Expliquer.</text:p>
      <text:p text:style-name="P14"/>
      <text:p text:style-name="P29">$./TP_Systeme1/TP3/Test_droits </text:p>
      <text:p text:style-name="P29">la commande affiche “Script : Test des droits !” sur le terminal de commandes</text:p>
      <text:p text:style-name="P29">Il s’affiche ça car la commande “echo” dans le script affiche ce qu’il y a d’écrit.</text:p>
      <text:p text:style-name="P3"/>
      <text:p text:style-name="P3">5. <text:s/>Supprimer les droits en exécution sur le fichier Test_droits</text:p>
      <text:p text:style-name="P3">Lancer à nouveau l'exécution de Test_droits.</text:p>
      <text:p text:style-name="P3">Que se passe t-il ?</text:p>
      <text:p text:style-name="P3">Remettre tous les droits uniquement pour le propriétaire.</text:p>
      <text:p text:style-name="P3"/>
      <text:p text:style-name="P21">$chmod 0644 TP_Systeme1/TP3/Test_droits</text:p>
      <text:p text:style-name="P21">$./TP_Systeme1/TP3/Test_droits</text:p>
      <text:p text:style-name="P21">bash: ./TP_Systeme1/TP3/Test_droits: Permission non accordée</text:p>
      <text:p text:style-name="P21">On me refuse l’accès</text:p>
      <text:p text:style-name="P21">$chmod 0700 TP_Systeme1/TP3/Test_droits</text:p>
      <text:p text:style-name="P3"/>
      <text:p text:style-name="P13">6. Afficher l'arborescence à partir de TP_Systeme1.</text:p>
      <text:p text:style-name="P13"/>
      <text:p text:style-name="P21">$tree TP_Systeme1</text:p>
      <text:p text:style-name="P21">TP_Systeme1</text:p>
      <text:p text:style-name="P21">├── Fichier_nouveau.txt</text:p>
      <text:p text:style-name="P21">├── REP1</text:p>
      <text:p text:style-name="P21">│   └── SSREP11</text:p>
      <text:p text:style-name="P21">│   <text:s text:c="4"/>├── Fichier1.txt</text:p>
      <text:p text:style-name="P21">│   <text:s text:c="4"/>├── REP2_Affich</text:p>
      <text:p text:style-name="P21">│   <text:s text:c="4"/>├── SSREP111</text:p>
      <text:p text:style-name="P21">│   <text:s text:c="4"/>│   ├── Fich_essai</text:p>
      <text:p text:style-name="P21">│   <text:s text:c="4"/>│   └── Fichier2</text:p>
      <text:p text:style-name="P21">│   <text:s text:c="4"/>└── TP1_PJ.odt</text:p>
      <text:p text:style-name="P21">├── REP2</text:p>
      <text:p text:style-name="P21">│   ├── REP2_Affich</text:p>
      <text:p text:style-name="P21">│   └── SSREP21</text:p>
      <text:p text:style-name="P21">│   <text:s text:c="4"/>├── SSREP211</text:p>
      <text:p text:style-name="P21">│   <text:s text:c="4"/>├── SSREP212</text:p>
      <text:p text:style-name="P21">│   <text:s text:c="4"/>│   └── Fich_vide</text:p>
      <text:p text:style-name="P21">│   <text:s text:c="4"/>└── TP1_essai</text:p>
      <text:p text:style-name="P21">├── REP3</text:p>
      <text:p text:style-name="P21">│   └── TP3.odt</text:p>
      <text:p text:style-name="P21">└── TP3</text:p>
      <text:p text:style-name="P21"><text:s text:c="4"/>└── Test_droits</text:p>
      <text:p text:style-name="P21"/>
      <text:p text:style-name="P21">9 directories, 11 files</text:p>
      <text:p text:style-name="P3"/>
      <text:p text:style-name="P3"/>
      <text:p text:style-name="P2">2. Chemins relatifs / chemins absolus</text:p>
      <text:p text:style-name="P2"/>
      <text:p text:style-name="P3"><text:soft-page-break/>1. Placer vous dans le répertoire REP1 d<text:span text:style-name="T21">e</text:span> TP<text:span text:style-name="T20">_Systeme1</text:span>.</text:p>
      <text:p text:style-name="P3">Lancer à nouveau Test_droits en utilisant son chemin relatif puis son chemin absolu.</text:p>
      <text:p text:style-name="P3"/>
      <text:p text:style-name="P21">$cd TP_Systeme1/REP1</text:p>
      <text:p text:style-name="P21">chemin relatif : ~/TP_Systeme1/REP1$ ./../TP3/Test_droits</text:p>
      <text:p text:style-name="P22">chemin absolu : ~/TP_Systeme1/REP1$ /home/UCA/joperrone/TP_Systeme1/TP3/Test_droits</text:p>
      <text:p text:style-name="P3"/>
      <text:p text:style-name="P3">2. A partir de REP1, lister le contenu du répertoire SSREP21 en utilisant un chemin relatif.</text:p>
      <text:p text:style-name="P3"/>
      <text:p text:style-name="P23">~/TP_Systeme1/REP1$ ls -R ../REP2/SSREP21</text:p>
      <text:p text:style-name="P23">../REP2/SSREP21:</text:p>
      <text:p text:style-name="P23">SSREP211 <text:s/>SSREP212 <text:s/>TP1_essai</text:p>
      <text:p text:style-name="P23"/>
      <text:p text:style-name="P23">../REP2/SSREP21/SSREP211:</text:p>
      <text:p text:style-name="P23"/>
      <text:p text:style-name="P23">../REP2/SSREP21/SSREP212:</text:p>
      <text:p text:style-name="P23">Fich_vide</text:p>
      <text:p text:style-name="P3"/>
      <text:p text:style-name="P3">3. A partir de REP1, changer de répertoire courant pour vous positionner dans REP2 en utilisant le chemin absolu.</text:p>
      <text:p text:style-name="P3"/>
      <text:p text:style-name="P18">~/TP_Systeme1/REP1$ cd /home/UCA/joperrone/TP_Systeme1/REP2</text:p>
      <text:p text:style-name="P3"/>
      <text:p text:style-name="P3">4. A partir de <text:span text:style-name="T23">TP_Systeme1</text:span>, afficher le contenu d<text:span text:style-name="T21">u fichier Test_droits</text:span> en utilisant un chemin relatif.</text:p>
      <text:p text:style-name="P3"/>
      <text:p text:style-name="P18">~/TP_Systeme1/REP2$ cd ..</text:p>
      <text:p text:style-name="P18">~/TP_Systeme1$ cat TP3/Test_droits</text:p>
      <text:p text:style-name="P18">#!/bin/bash</text:p>
      <text:p text:style-name="P18">echo Script : Test des droits !</text:p>
      <text:p text:style-name="P3"/>
      <text:p text:style-name="P3">5. Revenir dans le répertoire TP3.</text:p>
      <text:p text:style-name="P2"/>
      <text:p text:style-name="P30">~/TP_Systeme1$ cd TP3</text:p>
      <text:p text:style-name="P2"/>
      <text:p text:style-name="P2">3. Liens physiques et symboliques</text:p>
      <text:p text:style-name="P3"/>
      <text:p text:style-name="P3">1. Créer un lien physique phys_test et un lien symbolique symb_test sur le fichier Test_droits.</text:p>
      <text:p text:style-name="P3"/>
      <text:p text:style-name="P24">~/TP_Systeme1/TP3$ ln Test_droits phys_test</text:p>
      <text:p text:style-name="P24">~/TP_Systeme1/TP3$ ln -s Test_droits symb_test</text:p>
      <text:p text:style-name="P3"/>
      <text:p text:style-name="P3">2. Lister le contenu de TP3 en affichant les droits et les numéros d'inodes.</text:p>
      <text:p text:style-name="P3">Quels sont les droits pour Test_droits, <text:s/>phys_test et symb_test.</text:p>
      <text:p text:style-name="P3">Que représentent les numéros d'inodes ?</text:p>
      <text:p text:style-name="P3">Noter les valeurs pour <text:s/>Test_droits, <text:s/>phys_test et symb_test.</text:p>
      <text:p text:style-name="P3">Que constatez-vous ? Expliquer.</text:p>
      <text:p text:style-name="P3"/>
      <text:p text:style-name="P18">ls -il</text:p>
      <text:p text:style-name="P18">total 8</text:p>
      <text:p text:style-name="P18">82008012 -rwx------ 2 joperrone utilisateurs du domaine 44 20 oct. <text:s/>10:00 phys_test</text:p>
      <text:p text:style-name="P18">82008019 lrwxrwxrwx 1 joperrone utilisateurs du domaine 11 20 oct. <text:s/>10:37 symb_test -&gt; Test_droits</text:p>
      <text:p text:style-name="P18"><text:soft-page-break/>82008012 -rwx------ 2 joperrone utilisateurs du domaine 44 20 oct. <text:s/>10:00 Test_droits</text:p>
      <text:p text:style-name="P25">les droits de Test_droits sont 0700, ceux de phys_test sont 0700 et ceux de symb_test <text:span text:style-name="T25">0777.</text:span></text:p>
      <text:p text:style-name="P3"/>
      <text:p text:style-name="P3">3. Faire une copie de symb_test dans un fichier symb_test2.</text:p>
      <text:p text:style-name="P3">Afficher le contenu de symb_test2 à l'aide de la commande cat.</text:p>
      <text:p text:style-name="P3">Qu'obtenez-vous ?<text:span text:style-name="T22"> </text:span>Expliquer.</text:p>
      <text:p text:style-name="P3"/>
      <text:p text:style-name="P18">~/TP_Systeme1/TP3$ cp symb_test symb_test2</text:p>
      <text:p text:style-name="P18">~/TP_Systeme1/TP3$ cat symb_test2</text:p>
      <text:p text:style-name="P18">#!/bin/bash</text:p>
      <text:p text:style-name="P18">echo Script : Test des droits !</text:p>
      <text:p text:style-name="P26">On optient la même chose que la commande cat Test_droits</text:p>
      <text:p text:style-name="P26">Ce qui a été copié dans symb_test est le code de Test_droits et non le “racourci”</text:p>
      <text:p text:style-name="P3"/>
      <text:p text:style-name="P3">4. Exécuter symb_test. Qu'obtenez-vous ?</text:p>
      <text:p text:style-name="P3">Enlever les droits en exécution sur Test_droits.</text:p>
      <text:p text:style-name="P3">Quels sont à présent les droits pour phys_test et symb_test.</text:p>
      <text:p text:style-name="P3">Exécuter à nouveau symb_test. Qu'obtenez-vous ?<text:span text:style-name="T22"> </text:span>Expliquer.</text:p>
      <text:p text:style-name="P3">Remettre les droits en exécution sur Test_droits.</text:p>
      <text:p text:style-name="P3"/>
      <text:p text:style-name="P18">~/TP_Systeme1/TP3$ ./symb_test</text:p>
      <text:p text:style-name="P18">Script : Test des droits ! </text:p>
      <text:p text:style-name="P26">On obtient la même chose que lorsque qu’on execute le fichier Test_droits</text:p>
      <text:p text:style-name="P26"/>
      <text:p text:style-name="P26">~/TP_Systeme1/TP3$ chmod 0600 Test_droits</text:p>
      <text:p text:style-name="P26">~/TP_Systeme1/TP3$ ls -l</text:p>
      <text:p text:style-name="P26">total 12</text:p>
      <text:p text:style-name="P26">-rw------- 2 joperrone utilisateurs du domaine 44 20 oct. <text:s/>10:00 phys_test</text:p>
      <text:p text:style-name="P26">lrwxrwxrwx 1 joperrone utilisateurs du domaine 11 20 oct. <text:s/>10:37 symb_test -&gt; Test_droits</text:p>
      <text:p text:style-name="P26">-rwx------ 1 joperrone utilisateurs du domaine 44 20 oct. <text:s/>10:48 symb_test2</text:p>
      <text:p text:style-name="P26">-rw------- 2 joperrone utilisateurs du domaine 44 20 oct. <text:s/>10:00 Test_droits</text:p>
      <text:p text:style-name="P26"/>
      <text:p text:style-name="P27">Les doits de phys_test sont devenus les même que Test_droits c’est-à-dire 0600</text:p>
      <text:p text:style-name="P27">et les droits de symb_test n’ont pas changé, c’est-à-dire 0777.</text:p>
      <text:p text:style-name="P3"/>
      <text:p text:style-name="P3">5. Renommer Test_droits en Test_liens</text:p>
      <text:p text:style-name="P3">Afficher le numéro d'inode, a t-il changé ?<text:span text:style-name="T17"> Pourquoi ?</text:span></text:p>
      <text:p text:style-name="P3">Exécuter phys_test ? Que se passe t-il ? Expliquer</text:p>
      <text:p text:style-name="P3">Exécuter symb_test ? Que se passe t-il ? Expliquer</text:p>
      <text:p text:style-name="P3"/>
      <text:p text:style-name="P18">~/TP_Systeme1/TP3$ mv Test_droits Test_liens</text:p>
      <text:p text:style-name="P18">~/TP_Systeme1/TP3$ ls -il</text:p>
      <text:p text:style-name="P18">total 12</text:p>
      <text:p text:style-name="P18">82008012 -rw------- 2 joperrone utilisateurs du domaine 44 20 oct. <text:s/>10:00 phys_test</text:p>
      <text:p text:style-name="P18">82008019 lrwxrwxrwx 1 joperrone utilisateurs du domaine 11 20 oct. <text:s/>10:37 symb_test -&gt; Test_droits</text:p>
      <text:p text:style-name="P18">82008020 -rwx------ 1 joperrone utilisateurs du domaine 44 20 oct. <text:s/>10:48 symb_test2</text:p>
      <text:p text:style-name="P18">82008012 -rw------- 2 joperrone utilisateurs du domaine 44 20 oct. <text:s/>10:00 Test_liens</text:p>
      <text:p text:style-name="P27">Le numéro de l’inode n’<text:span text:style-name="T26">ont </text:span>pas changé<text:span text:style-name="T26">s </text:span>car <text:span text:style-name="T26">les types de fichiers n’ont pas changés : le fichiers est toujours un fichiers, les liens sont toujours des </text:span><text:soft-page-break/><text:span text:style-name="T26">liens. </text:span></text:p>
      <text:p text:style-name="P27">~/TP_Systeme1/TP3$ ./phys_test</text:p>
      <text:p text:style-name="P27">bash: ./phys_test: Permission non accordée</text:p>
      <text:p text:style-name="P28">Comme le droit d’executer a été retiré, je ne peux pas executer le script du lien pshysique phys_test</text:p>
      <text:p text:style-name="P28">~/TP_Systeme1/TP3$ ./symb_test</text:p>
      <text:p text:style-name="P28">bash: ./symb_test: Aucun fichier ou dossier de ce type</text:p>
      <text:p text:style-name="P28">Le terminal ne trouve pas le lien symb_test car il est toujours lié au fichier Test_droits, mais comme le fichier ne se somme plus comme ça mais Test_liens alors il ne le trouve pa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pitch="variable"/>
    <style:font-face style:name="Arial Unicode MS" svg:font-family="'Arial Unicode MS'" style:font-pitch="variable"/>
    <style:font-face style:name="Tahoma" svg:font-family="Tahoma, Lucidasans, 'Lucida Sans', 'Arial Unicode MS'" style:font-pitch="variable"/>
    <style:font-face style:name="New Century Schoolbook" svg:font-family="'New Century Schoolbook'" style:font-family-generic="roman" style:font-pitch="variable"/>
    <style:font-face style:name="Thorndale" svg:font-family="Thorndale, 'Times New Roman', 'Bitstream Vera Serif', Times, 'Lucida Serif', 'Lucida Bright', Timmons, 'New York', Serif" style:font-family-generic="roman"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Thorndale" fo:font-size="12pt" fo:language="en" fo:country="US" style:font-name-asian="Andale Sans UI"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horndale" fo:font-size="12pt" fo:language="en" fo:country="US" style:font-name-asian="Andale Sans UI"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Heading" style:family="paragraph" style:parent-style-name="Standard" style:class="text">
      <style:paragraph-properties fo:margin-top="0.42cm" fo:margin-bottom="0.21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Subtitle" style:family="paragraph" style:parent-style-name="Standard" style:class="chapter">
      <style:paragraph-properties fo:margin-left="0cm" fo:margin-right="0cm" fo:margin-top="0.245cm" fo:margin-bottom="0cm" style:contextual-spacing="false" fo:line-height="105%"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45cm" fo:margin-bottom="0cm" style:contextual-spacing="false" fo:line-height="105%" fo:text-align="start" style:justify-single-word="false"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Standard_7e_LT_7e_Gliederung_20_2" style:display-name="Standard~LT~Gliederung 2" style:family="paragraph" style:parent-style-name="Standard_7e_LT_7e_Gliederung_20_1">
      <style:paragraph-properties fo:margin-left="2.064cm" fo:margin-right="0cm" fo:margin-top="0.212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4pt" style:font-size-asian="24pt" style:font-size-complex="24pt"/>
    </style:style>
    <style:style style:name="Standard_7e_LT_7e_Gliederung_20_3" style:display-name="Standard~LT~Gliederung 3" style:family="paragraph" style:parent-style-name="Standard_7e_LT_7e_Gliederung_20_2">
      <style:paragraph-properties fo:margin-left="3.175cm" fo:margin-right="0cm" fo:margin-top="0.176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0pt" style:font-size-asian="20pt" style:font-size-complex="20pt"/>
    </style:style>
    <style:style style:name="Standard_7e_LT_7e_Gliederung_20_4" style:display-name="Standard~LT~Gliederung 4" style:family="paragraph" style:parent-style-name="Standard_7e_LT_7e_Gliederung_20_3">
      <style:paragraph-properties fo:margin-left="4.44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Standard_7e_LT_7e_Gliederung_20_5" style:display-name="Standard~LT~Gliederung 5" style:family="paragraph" style:parent-style-name="Standard_7e_LT_7e_Gliederung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style:contextual-spacing="false" fo:line-height="105%"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36pt" fo:font-style="normal" fo:text-shadow="none" style:text-underline-style="none" fo:font-weight="normal" style:font-name-asian="Arial Unicode MS" style:font-family-asian="'Arial Unicode MS'" style:font-pitch-asian="variable" style:font-size-asian="36pt" style:font-style-asian="normal" style:font-weight-asian="normal" style:font-name-complex="Arial Unicode MS" style:font-family-complex="'Arial Unicode MS'" style:font-pitch-complex="variable" style:font-size-complex="36pt" style:font-style-complex="normal" style:font-weight-complex="normal"/>
    </style:style>
    <style:style style:name="Standard_7e_LT_7e_Untertitel" style:display-name="Standard~LT~Untertitel" style:family="paragraph" style:parent-style-name="Standard">
      <style:paragraph-properties fo:margin-left="0cm" fo:margin-right="0cm" fo:margin-top="0.245cm" fo:margin-bottom="0cm" style:contextual-spacing="false" fo:line-height="105%"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Standard_7e_LT_7e_Notizen" style:display-name="Standard~LT~Notizen" style:family="paragraph" style:parent-style-name="Standard">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12pt"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style>
    <style:style style:name="Standard_7e_LT_7e_Hintergrundobjekte" style:display-name="Standard~LT~Hintergrundobjekte" style:family="paragraph" style:parent-style-name="Standard">
      <style:paragraph-properties style:text-autospace="none"/>
    </style:style>
    <style:style style:name="Standard_7e_LT_7e_Hintergrund" style:display-name="Standard~LT~Hintergrund" style:family="paragraph" style:parent-style-name="Standard">
      <style:paragraph-properties fo:text-align="center" style:justify-single-word="false" style:text-autospace="none"/>
    </style:style>
    <style:style style:name="Objets_20_d_27_arrière-plan" style:display-name="Objets d'arrière-plan" style:family="paragraph" style:parent-style-name="Standard">
      <style:paragraph-properties style:text-autospace="none"/>
    </style:style>
    <style:style style:name="Arrière-plan" style:family="paragraph" style:parent-style-name="Standard">
      <style:paragraph-properties fo:text-align="center" style:justify-single-word="false" style:text-autospace="none"/>
    </style:style>
    <style:style style:name="Notes" style:family="paragraph" style:parent-style-name="Standard">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pitch="variable" fo:font-size="12pt"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style>
    <style:style style:name="Plan_20_1" style:display-name="Plan 1" style:family="paragraph" style:parent-style-name="Standard">
      <style:paragraph-properties fo:margin-left="0.953cm" fo:margin-right="0cm" fo:margin-top="0.245cm" fo:margin-bottom="0cm" style:contextual-spacing="false" fo:line-height="105%" fo:text-align="start" style:justify-single-word="false"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Arial Unicode MS" fo:font-family="'Arial Unicode MS'" style:font-pitch="variable" fo:font-size="28pt" fo:font-style="normal" fo:text-shadow="none" style:text-underline-style="none" fo:font-weight="normal" style:font-name-asian="Arial Unicode MS" style:font-family-asian="'Arial Unicode MS'" style:font-pitch-asian="variable" style:font-size-asian="28pt" style:font-style-asian="normal" style:font-weight-asian="normal" style:font-name-complex="Arial Unicode MS" style:font-family-complex="'Arial Unicode MS'" style:font-pitch-complex="variable" style:font-size-complex="28pt" style:font-style-complex="normal" style:font-weight-complex="normal"/>
    </style:style>
    <style:style style:name="Plan_20_2" style:display-name="Plan 2" style:family="paragraph" style:parent-style-name="Plan_20_1">
      <style:paragraph-properties fo:margin-left="2.064cm" fo:margin-right="0cm" fo:margin-top="0.212cm" fo:margin-bottom="0cm" style: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4pt" style:font-size-asian="24pt" style:font-size-complex="24pt"/>
    </style:style>
    <style:style style:name="Plan_20_3" style:display-name="Plan 3" style:family="paragraph" style:parent-style-name="Plan_20_2">
      <style:paragraph-properties fo:margin-left="3.175cm" fo:margin-right="0cm" fo:margin-top="0.176cm" fo:margin-bottom="0cm" style: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0pt" style:font-size-asian="20pt" style:font-size-complex="20pt"/>
    </style:style>
    <style:style style:name="Plan_20_4" style:display-name="Plan 4" style:family="paragraph" style:parent-style-name="Plan_20_3">
      <style:paragraph-properties fo:margin-left="4.44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Plan_20_5" style:display-name="Plan 5" style:family="paragraph" style:parent-style-name="Plan_20_4">
      <style:paragraph-properties fo:margin-left="5.715cm" fo:margin-right="0cm" fo:margin-top="0cm" fo:margin-bottom="0cm" style: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4-01-22T09:31:58</meta:creation-date>
    <dc:date>2023-10-20T11:15:10.299462322</dc:date>
    <meta:printed-by>fred j</meta:printed-by>
    <meta:print-date>2006-09-22T14:21:07</meta:print-date>
    <dc:language>en-US</dc:language>
    <meta:editing-cycles>116</meta:editing-cycles>
    <meta:editing-duration>P1DT3H21M17S</meta:editing-duration>
    <meta:document-statistic meta:table-count="0" meta:image-count="0" meta:object-count="0" meta:page-count="5" meta:paragraph-count="155" meta:word-count="1194" meta:character-count="7867" meta:non-whitespace-character-count="6726"/>
    <meta:user-defined meta:name="Info 1"/>
    <meta:user-defined meta:name="Info 2"/>
    <meta:user-defined meta:name="Info 3"/>
    <meta:user-defined meta:name="Info 4"/>
  </office:meta>
</office:document-meta>
</file>